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4c60"/>
    </style:style>
    <style:style style:name="P2" style:family="paragraph" style:parent-style-name="Standard">
      <style:text-properties fo:font-weight="bold" officeooo:paragraph-rsid="000b4c60" style:font-weight-asian="bold" style:font-weight-complex="bold"/>
    </style:style>
    <style:style style:name="P3" style:family="paragraph" style:parent-style-name="Standard">
      <style:text-properties fo:font-weight="bold" officeooo:rsid="000cb730" officeooo:paragraph-rsid="000cb730" style:font-weight-asian="bold" style:font-weight-complex="bold"/>
    </style:style>
    <style:style style:name="P4" style:family="paragraph" style:parent-style-name="Standard">
      <style:text-properties fo:font-weight="bold" officeooo:paragraph-rsid="000cb730" style:font-weight-asian="bold" style:font-weight-complex="bold"/>
    </style:style>
    <style:style style:name="P5" style:family="paragraph" style:parent-style-name="Standard">
      <style:text-properties fo:font-weight="normal" officeooo:paragraph-rsid="000b4c60" style:font-weight-asian="normal" style:font-weight-complex="normal"/>
    </style:style>
    <style:style style:name="P6" style:family="paragraph" style:parent-style-name="Standard">
      <style:text-properties fo:font-weight="normal" officeooo:rsid="000cb730" officeooo:paragraph-rsid="000cb730" style:font-weight-asian="normal" style:font-weight-complex="normal"/>
    </style:style>
    <style:style style:name="P7" style:family="paragraph" style:parent-style-name="Standard">
      <style:text-properties officeooo:rsid="000b4c60" officeooo:paragraph-rsid="000b4c60"/>
    </style:style>
    <style:style style:name="P8" style:family="paragraph" style:parent-style-name="Standard">
      <style:text-properties officeooo:rsid="000cb730" officeooo:paragraph-rsid="000cb730"/>
    </style:style>
    <style:style style:name="P9" style:family="paragraph" style:parent-style-name="Standard">
      <style:text-properties officeooo:paragraph-rsid="000cb730"/>
    </style:style>
    <style:style style:name="P10" style:family="paragraph" style:parent-style-name="Standard">
      <style:text-properties officeooo:paragraph-rsid="000d0b72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2" style:family="paragraph" style:parent-style-name="Preformatted_20_Text">
      <style:text-properties fo:color="#000000" style:font-name="DejaVu Sans Mono" fo:font-size="9pt" officeooo:paragraph-rsid="000b4c60"/>
    </style:style>
    <style:style style:name="P13" style:family="paragraph" style:parent-style-name="Preformatted_20_Text">
      <style:text-properties fo:color="#000000" style:font-name="DejaVu Sans Mono" fo:font-size="9pt" officeooo:rsid="000b4c60" officeooo:paragraph-rsid="000b4c60"/>
    </style:style>
    <style:style style:name="P14" style:family="paragraph" style:parent-style-name="Preformatted_20_Text">
      <style:text-properties fo:color="#000000" style:font-name="DejaVu Sans Mono" fo:font-size="9pt" fo:font-weight="bold" officeooo:rsid="000cb730" officeooo:paragraph-rsid="000cb730" style:font-weight-asian="bold" style:font-weight-complex="bold"/>
    </style:style>
    <style:style style:name="P15" style:family="paragraph" style:parent-style-name="Preformatted_20_Text">
      <style:text-properties fo:color="#000000" style:font-name="DejaVu Sans Mono" fo:font-size="9pt" fo:font-weight="normal" officeooo:rsid="000cb730" officeooo:paragraph-rsid="000cb730" style:font-weight-asian="normal" style:font-weight-complex="normal"/>
    </style:style>
    <style:style style:name="P16" style:family="paragraph" style:parent-style-name="Preformatted_20_Text">
      <style:text-properties fo:color="#000000" style:font-name="DejaVu Sans Mono" fo:font-size="9pt" officeooo:paragraph-rsid="000cb730"/>
    </style:style>
    <style:style style:name="P17" style:family="paragraph" style:parent-style-name="Preformatted_20_Text">
      <style:text-properties fo:color="#000000" style:font-name="DejaVu Sans Mono" fo:font-size="9pt" officeooo:rsid="000cb730" officeooo:paragraph-rsid="000cb730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2" style:family="paragraph" style:parent-style-name="Standard">
      <style:text-properties officeooo:rsid="000b4c60" officeooo:paragraph-rsid="000b4c60"/>
    </style:style>
    <style:style style:name="P23" style:family="paragraph" style:parent-style-name="Standard">
      <style:text-properties fo:font-weight="bold" officeooo:rsid="000b4c60" officeooo:paragraph-rsid="000b4c60" style:font-weight-asian="bold" style:font-weight-complex="bold"/>
    </style:style>
    <style:style style:name="P24" style:family="paragraph" style:parent-style-name="Standard">
      <style:text-properties fo:font-weight="bold" officeooo:rsid="000cb730" officeooo:paragraph-rsid="000cb730" style:font-weight-asian="bold" style:font-weight-complex="bold"/>
    </style:style>
    <style:style style:name="P25" style:family="paragraph" style:parent-style-name="Standard">
      <style:text-properties fo:font-weight="normal" officeooo:rsid="000cb730" officeooo:paragraph-rsid="000cb730" style:font-weight-asian="normal" style:font-weight-complex="normal"/>
    </style:style>
    <style:style style:name="P26" style:family="paragraph" style:parent-style-name="Standard">
      <style:text-properties officeooo:rsid="000cb730" officeooo:paragraph-rsid="000cb730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808080"/>
    </style:style>
    <style:style style:name="T7" style:family="text">
      <style:text-properties fo:color="#808080" style:font-name="DejaVu Sans Mono" fo:font-size="9pt" fo:font-style="italic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ize="9pt" fo:font-style="italic"/>
    </style:style>
    <style:style style:name="T11" style:family="text">
      <style:text-properties fo:color="#660e7a" style:font-name="DejaVu Sans Mono" fo:font-size="9pt" fo:font-style="italic" fo:font-weight="bold"/>
    </style:style>
    <style:style style:name="T12" style:family="text">
      <style:text-properties fo:color="#008000" style:font-name="DejaVu Sans Mono" fo:font-size="9pt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Q1. Write a program to replace a substring inside a string with other string ?</text:p>
      <text:p text:style-name="P1"/>
      <text:p text:style-name="P7">Code:</text:p>
      <text:p text:style-name="P12"><text:span text:style-name="T2">import </text:span>java.util.Scanner;</text:p>
      <text:p text:style-name="P11"><text:span text:style-name="T2">public class </text:span>Ques1replace {</text:p>
      <text:p text:style-name="P18"><text:s text:c="4"/><text:span text:style-name="T7">//Replace string with another</text:span></text:p>
      <text:p text:style-name="P19"><text:s text:c="4"/></text:p>
      <text:p text:style-name="P18"><text:span text:style-name="T6"><text:s text:c="4"/></text:span><text:span text:style-name="T3">public static void </text:span><text:span text:style-name="T4">main(String[] args) {</text:span></text:p>
      <text:p text:style-name="P18"><text:s text:c="8"/><text:span text:style-name="T4">Scanner sc=</text:span><text:span text:style-name="T3">new </text:span><text:span text:style-name="T4">Scanner(System.</text:span><text:span text:style-name="T11">in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Enter the String:"</text:span><text:span text:style-name="T4">);</text:span></text:p>
      <text:p text:style-name="P18"><text:s text:c="8"/><text:span text:style-name="T4">String ori=sc.nextLine();</text:span></text:p>
      <text:p text:style-name="P18"><text:s text:c="8"/><text:span text:style-name="T4">System.</text:span><text:span text:style-name="T11">out</text:span><text:span text:style-name="T4">.println(</text:span><text:span text:style-name="T12">"Enter the old string"</text:span><text:span text:style-name="T4">);</text:span></text:p>
      <text:p text:style-name="P18"><text:s text:c="8"/><text:span text:style-name="T4">String old=sc.nextLine();</text:span></text:p>
      <text:p text:style-name="P18"><text:s text:c="8"/><text:span text:style-name="T4">System.</text:span><text:span text:style-name="T11">out</text:span><text:span text:style-name="T4">.println(</text:span><text:span text:style-name="T12">"Enter new string"</text:span><text:span text:style-name="T4">);</text:span></text:p>
      <text:p text:style-name="P18"><text:s text:c="8"/><text:span text:style-name="T4">String nstr=sc.nextLine();</text:span></text:p>
      <text:p text:style-name="P18"><text:s text:c="8"/><text:span text:style-name="T4">System.</text:span><text:span text:style-name="T11">out</text:span><text:span text:style-name="T4">.println(</text:span><text:span text:style-name="T12">"Now string is :"</text:span><text:span text:style-name="T4">+ori.replace(old,nstr));</text:span></text:p>
      <text:p text:style-name="P18"><text:s text:c="4"/><text:span text:style-name="T4">}</text:span></text:p>
      <text:p text:style-name="P20">}</text:p>
      <text:p text:style-name="P20"/>
      <text:p text:style-name="P20"/>
      <text:p text:style-name="P23">Output</text:p>
      <text:p text:style-name="P2"/>
      <text:p text:style-name="P1">Enter the String:</text:p>
      <text:p text:style-name="P1">hi this verma</text:p>
      <text:p text:style-name="P1">Enter the old string</text:p>
      <text:p text:style-name="P1">hi</text:p>
      <text:p text:style-name="P1">Enter new string</text:p>
      <text:p text:style-name="P1">hey</text:p>
      <text:p text:style-name="P1">Now string is :hey theys verma</text:p>
      <text:p text:style-name="P1"/>
      <text:p text:style-name="P1">Process finished with exit code 0</text:p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ext:p text:style-name="P10"/>
      <text:p text:style-name="P10"/>
      <text:p text:style-name="P10"/>
      <text:p text:style-name="P10"><text:soft-page-break/>Q2. Write a program to find the number of occurrences of the duplicate words in a string and print them ?</text:p>
      <text:p text:style-name="P1"/>
      <text:p text:style-name="P7">Code:</text:p>
      <text:p text:style-name="P1"/>
      <text:p text:style-name="P12"><text:span text:style-name="T2">public class </text:span>Ques2duplicate {</text:p>
      <text:p text:style-name="P18"><text:s text:c="4"/><text:span text:style-name="T3">public static void </text:span><text:span text:style-name="T4">main(String[] args) {</text:span></text:p>
      <text:p text:style-name="P18"><text:s text:c="8"/><text:span text:style-name="T4">String str=</text:span><text:span text:style-name="T12">"my name is my him name abc"</text:span><text:span text:style-name="T4">;</text:span></text:p>
      <text:p text:style-name="P18"><text:s text:c="8"/><text:span text:style-name="T4">String str1[]=str.split(</text:span><text:span text:style-name="T12">" "</text:span><text:span text:style-name="T4">);</text:span></text:p>
      <text:p text:style-name="P18"><text:s text:c="8"/><text:span text:style-name="T3">int </text:span><text:span text:style-name="T4">count=</text:span><text:span text:style-name="T8">0</text:span><text:span text:style-name="T4">;</text:span></text:p>
      <text:p text:style-name="P18"><text:s text:c="8"/><text:span text:style-name="T3">for</text:span><text:span text:style-name="T4">(</text:span><text:span text:style-name="T3">int </text:span><text:span text:style-name="T4">i=</text:span><text:span text:style-name="T8">0</text:span><text:span text:style-name="T4">;i&lt;str1.</text:span><text:span text:style-name="T9">length</text:span><text:span text:style-name="T4">;i++)</text:span></text:p>
      <text:p text:style-name="P18"><text:s text:c="8"/><text:span text:style-name="T4">{</text:span></text:p>
      <text:p text:style-name="P18"><text:s text:c="12"/><text:span text:style-name="T4">count=</text:span><text:span text:style-name="T8">0</text:span><text:span text:style-name="T4">;</text:span></text:p>
      <text:p text:style-name="P18"><text:s text:c="12"/><text:span text:style-name="T4">inner:</text:span></text:p>
      <text:p text:style-name="P18"><text:s text:c="12"/><text:span text:style-name="T3">for</text:span><text:span text:style-name="T4">(</text:span><text:span text:style-name="T3">int </text:span><text:span text:style-name="T4">j=</text:span><text:span text:style-name="T8">0</text:span><text:span text:style-name="T4">;j&lt;str1.</text:span><text:span text:style-name="T9">length</text:span><text:span text:style-name="T4">;j++)</text:span></text:p>
      <text:p text:style-name="P18"><text:s text:c="12"/><text:span text:style-name="T4">{</text:span></text:p>
      <text:p text:style-name="P18"><text:s text:c="16"/><text:span text:style-name="T3">if</text:span><text:span text:style-name="T4">(i&gt;j &amp;&amp; str1[i].equals(str1[j]))</text:span></text:p>
      <text:p text:style-name="P18"><text:s text:c="16"/><text:span text:style-name="T4">{</text:span></text:p>
      <text:p text:style-name="P18"><text:s text:c="24"/><text:span text:style-name="T3">break </text:span><text:span text:style-name="T4">inner;</text:span></text:p>
      <text:p text:style-name="P18"><text:s text:c="16"/><text:span text:style-name="T4">}</text:span></text:p>
      <text:p text:style-name="P18"><text:s text:c="16"/><text:span text:style-name="T3">if</text:span><text:span text:style-name="T4">(str1[i].equals(str1[j]))</text:span></text:p>
      <text:p text:style-name="P18"><text:s text:c="16"/><text:span text:style-name="T4">{</text:span></text:p>
      <text:p text:style-name="P18"><text:s text:c="24"/><text:span text:style-name="T4">count++;</text:span></text:p>
      <text:p text:style-name="P18"><text:s text:c="16"/><text:span text:style-name="T4">}</text:span></text:p>
      <text:p text:style-name="P18"><text:s text:c="16"/><text:span text:style-name="T3">if</text:span><text:span text:style-name="T4">(j==str1.</text:span><text:span text:style-name="T9">length</text:span><text:span text:style-name="T4">-</text:span><text:span text:style-name="T8">1</text:span><text:span text:style-name="T4">) {</text:span></text:p>
      <text:p text:style-name="P18"><text:s text:c="24"/><text:span text:style-name="T3">if</text:span><text:span text:style-name="T4">(count&gt;</text:span><text:span text:style-name="T8">1</text:span><text:span text:style-name="T4">) {</text:span></text:p>
      <text:p text:style-name="P18"><text:s text:c="28"/><text:span text:style-name="T4">System.</text:span><text:span text:style-name="T11">out</text:span><text:span text:style-name="T4">.println(str1[i] + </text:span><text:span text:style-name="T12">" occured " </text:span><text:span text:style-name="T4">+ count + </text:span><text:span text:style-name="T12">" times"</text:span><text:span text:style-name="T4">);</text:span></text:p>
      <text:p text:style-name="P18"><text:s text:c="24"/><text:span text:style-name="T4">}</text:span></text:p>
      <text:p text:style-name="P18"><text:s text:c="16"/><text:span text:style-name="T4">}</text:span></text:p>
      <text:p text:style-name="P18"><text:s text:c="12"/><text:span text:style-name="T4">}</text:span></text:p>
      <text:p text:style-name="P18"><text:s text:c="8"/><text:span text:style-name="T4">}</text:span></text:p>
      <text:p text:style-name="P18"><text:s text:c="4"/><text:span text:style-name="T4">}</text:span></text:p>
      <text:p text:style-name="P20">}</text:p>
      <text:p text:style-name="P1"/>
      <text:p text:style-name="P1"/>
      <text:p text:style-name="P23">Output</text:p>
      <text:p text:style-name="P1"/>
      <text:p text:style-name="P1">my occured 2 times</text:p>
      <text:p text:style-name="P1">name occured 2 times</text:p>
      <text:p text:style-name="P1"/>
      <text:p text:style-name="P1">Process finished with exit code 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Q3. Write a program to find the number of occurrences of a character in a string without using loop?</text:p>
      <text:p text:style-name="P1"/>
      <text:p text:style-name="P7">Code:</text:p>
      <text:p text:style-name="P1"/>
      <text:p text:style-name="P12"><text:span text:style-name="T2">import </text:span>java.util.Scanner;</text:p>
      <text:p text:style-name="P11"><text:span text:style-name="T2">public class </text:span>Ques3occur</text:p>
      <text:p text:style-name="P11">{</text:p>
      <text:p text:style-name="P18"><text:s text:c="4"/><text:span text:style-name="T3">public static void </text:span><text:span text:style-name="T4">main(String[] args) {</text:span></text:p>
      <text:p text:style-name="P18"><text:s text:c="8"/><text:span text:style-name="T4">Scanner sc=</text:span><text:span text:style-name="T3">new </text:span><text:span text:style-name="T4">Scanner(System.</text:span><text:span text:style-name="T11">in</text:span><text:span text:style-name="T4">);</text:span></text:p>
      <text:p text:style-name="P18"><text:s text:c="8"/><text:span text:style-name="T4">String str=</text:span><text:span text:style-name="T12">"my name is kamal"</text:span><text:span text:style-name="T4">;</text:span></text:p>
      <text:p text:style-name="P18"><text:s text:c="8"/><text:span text:style-name="T3">int </text:span><text:span text:style-name="T4">ori=str.length();</text:span></text:p>
      <text:p text:style-name="P18"><text:s text:c="8"/><text:span text:style-name="T4">System.</text:span><text:span text:style-name="T11">out</text:span><text:span text:style-name="T4">.println(</text:span><text:span text:style-name="T12">"Enter the character for which <text:s/>occurence is finding"</text:span><text:span text:style-name="T4">);</text:span></text:p>
      <text:p text:style-name="P18"><text:s text:c="8"/><text:span text:style-name="T4">String t=sc.nextLine();</text:span></text:p>
      <text:p text:style-name="P18"><text:s text:c="8"/><text:span text:style-name="T3">int </text:span><text:span text:style-name="T4">newlen=str.replace(t,</text:span><text:span text:style-name="T12">""</text:span><text:span text:style-name="T4">).length();</text:span></text:p>
      <text:p text:style-name="P18"><text:s text:c="8"/><text:span text:style-name="T3">int </text:span><text:span text:style-name="T4">occurence=ori-newlen;</text:span></text:p>
      <text:p text:style-name="P18"><text:s text:c="8"/><text:span text:style-name="T4">System.</text:span><text:span text:style-name="T11">out</text:span><text:span text:style-name="T4">.println(</text:span><text:span text:style-name="T12">"The "</text:span><text:span text:style-name="T4">+t+</text:span><text:span text:style-name="T12">" character is occurence is: "</text:span><text:span text:style-name="T4">+occurence);</text:span></text:p>
      <text:p text:style-name="P18"><text:s text:c="4"/><text:span text:style-name="T4">}</text:span></text:p>
      <text:p text:style-name="P20">}</text:p>
      <text:p text:style-name="P20"/>
      <text:p text:style-name="P20"/>
      <text:p text:style-name="P23">Output</text:p>
      <text:p text:style-name="P1"/>
      <text:p text:style-name="P1">Enter the character for which <text:s/>occurence is finding</text:p>
      <text:p text:style-name="P1">a</text:p>
      <text:p text:style-name="P1">The a character is occurence is: 3</text:p>
      <text:p text:style-name="P1"/>
      <text:p text:style-name="P1">Process finished with exit code 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Q4. Calculate the number &amp; Percentage Of Lowercase Letters,Uppercase Letters, Digits And Other Special Characters In A String</text:p>
      <text:p text:style-name="P1"/>
      <text:p text:style-name="P7">Code:</text:p>
      <text:p text:style-name="P1"/>
      <text:p text:style-name="P12"><text:span text:style-name="T2">import </text:span>java.util.Scanner;</text:p>
      <text:p text:style-name="P11"><text:span text:style-name="T2">public class </text:span>Ques4percent {</text:p>
      <text:p text:style-name="P18"><text:s text:c="4"/><text:span text:style-name="T3">public static void </text:span><text:span text:style-name="T4">main(String[] args) {</text:span></text:p>
      <text:p text:style-name="P18"><text:s text:c="8"/><text:span text:style-name="T4">Scanner sc=</text:span><text:span text:style-name="T3">new </text:span><text:span text:style-name="T4">Scanner(System.</text:span><text:span text:style-name="T11">in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Enter string"</text:span><text:span text:style-name="T4">);</text:span></text:p>
      <text:p text:style-name="P18"><text:s text:c="8"/><text:span text:style-name="T4">String str=sc.nextLine();</text:span></text:p>
      <text:p text:style-name="P18"><text:s text:c="8"/><text:span text:style-name="T4">String str1=str.replace(</text:span><text:span text:style-name="T12">" "</text:span><text:span text:style-name="T4">,</text:span><text:span text:style-name="T12">""</text:span><text:span text:style-name="T4">);</text:span></text:p>
      <text:p text:style-name="P18"><text:s text:c="8"/><text:span text:style-name="T3">int </text:span><text:span text:style-name="T4">tn=str1.length();</text:span></text:p>
      <text:p text:style-name="P18"><text:s text:c="8"/><text:span text:style-name="T3">int </text:span><text:span text:style-name="T4">up=</text:span><text:span text:style-name="T8">0</text:span><text:span text:style-name="T4">,lc=</text:span><text:span text:style-name="T8">0</text:span><text:span text:style-name="T4">,dg=</text:span><text:span text:style-name="T8">0</text:span><text:span text:style-name="T4">,sp=</text:span><text:span text:style-name="T8">0</text:span><text:span text:style-name="T4">;</text:span></text:p>
      <text:p text:style-name="P18"><text:s text:c="7"/><text:span text:style-name="T3">for</text:span><text:span text:style-name="T4">(</text:span><text:span text:style-name="T3">int </text:span><text:span text:style-name="T4">i=</text:span><text:span text:style-name="T8">0</text:span><text:span text:style-name="T4">;i&lt;str1.length();i++)</text:span></text:p>
      <text:p text:style-name="P18"><text:s text:c="7"/><text:span text:style-name="T4">{</text:span></text:p>
      <text:p text:style-name="P18"><text:s text:c="11"/><text:span text:style-name="T3">if</text:span><text:span text:style-name="T4">(Character.</text:span><text:span text:style-name="T5">isUpperCase</text:span><text:span text:style-name="T4">(str1.charAt(i)))</text:span></text:p>
      <text:p text:style-name="P18"><text:s text:c="11"/><text:span text:style-name="T4">{</text:span></text:p>
      <text:p text:style-name="P18"><text:s text:c="15"/><text:span text:style-name="T4">up++;</text:span></text:p>
      <text:p text:style-name="P18"><text:s text:c="11"/><text:span text:style-name="T4">}</text:span></text:p>
      <text:p text:style-name="P18"><text:s text:c="11"/><text:span text:style-name="T3">else if</text:span><text:span text:style-name="T4">(Character.</text:span><text:span text:style-name="T5">isLowerCase</text:span><text:span text:style-name="T4">(str1.charAt(i)))</text:span></text:p>
      <text:p text:style-name="P18"><text:s text:c="11"/><text:span text:style-name="T4">{</text:span></text:p>
      <text:p text:style-name="P18"><text:s text:c="15"/><text:span text:style-name="T4">lc++;</text:span></text:p>
      <text:p text:style-name="P18"><text:s text:c="11"/><text:span text:style-name="T4">}</text:span></text:p>
      <text:p text:style-name="P18"><text:s text:c="11"/><text:span text:style-name="T3">else if</text:span><text:span text:style-name="T4">(Character.</text:span><text:span text:style-name="T5">isDigit</text:span><text:span text:style-name="T4">(str1.charAt(i))){</text:span></text:p>
      <text:p text:style-name="P18"><text:s text:c="15"/><text:span text:style-name="T4">dg++;</text:span></text:p>
      <text:p text:style-name="P18"><text:s text:c="11"/><text:span text:style-name="T4">}</text:span></text:p>
      <text:p text:style-name="P18"><text:s text:c="11"/><text:span text:style-name="T3">else</text:span></text:p>
      <text:p text:style-name="P18"><text:span text:style-name="T1"><text:s text:c="11"/></text:span><text:span text:style-name="T4">{</text:span></text:p>
      <text:p text:style-name="P18"><text:s text:c="15"/><text:span text:style-name="T4">sp++;</text:span></text:p>
      <text:p text:style-name="P18"><text:s text:c="11"/><text:span text:style-name="T4">}</text:span></text:p>
      <text:p text:style-name="P18"><text:s text:c="7"/><text:span text:style-name="T4">}</text:span></text:p>
      <text:p text:style-name="P18"><text:s text:c="8"/><text:span text:style-name="T3">float </text:span><text:span text:style-name="T4">pup,plc,pdg,psp;</text:span></text:p>
      <text:p text:style-name="P18"><text:s text:c="8"/><text:span text:style-name="T4">pup=(</text:span><text:span text:style-name="T3">float</text:span><text:span text:style-name="T4">) up/tn*</text:span><text:span text:style-name="T8">100</text:span><text:span text:style-name="T4">;</text:span></text:p>
      <text:p text:style-name="P18"><text:s text:c="8"/><text:span text:style-name="T4">plc=(</text:span><text:span text:style-name="T3">float</text:span><text:span text:style-name="T4">)lc/tn*</text:span><text:span text:style-name="T8">100</text:span><text:span text:style-name="T4">;</text:span></text:p>
      <text:p text:style-name="P18"><text:s text:c="8"/><text:span text:style-name="T4">pdg=(</text:span><text:span text:style-name="T3">float</text:span><text:span text:style-name="T4">) dg/tn*</text:span><text:span text:style-name="T8">100</text:span><text:span text:style-name="T4">;</text:span></text:p>
      <text:p text:style-name="P18"><text:s text:c="8"/><text:span text:style-name="T4">psp=(</text:span><text:span text:style-name="T3">float</text:span><text:span text:style-name="T4">) sp/tn*</text:span><text:span text:style-name="T8">100</text:span><text:span text:style-name="T4">;</text:span></text:p>
      <text:p text:style-name="P18"><text:s text:c="8"/><text:span text:style-name="T4">System.</text:span><text:span text:style-name="T11">out</text:span><text:span text:style-name="T4">.println(</text:span><text:span text:style-name="T12">"-------------------------------------------------------"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Frequency of uppercase character "</text:span><text:span text:style-name="T4">+up +</text:span><text:span text:style-name="T12">" and percentage is " </text:span><text:span text:style-name="T4">+pup);</text:span></text:p>
      <text:p text:style-name="P18"><text:s text:c="8"/><text:span text:style-name="T4">System.</text:span><text:span text:style-name="T11">out</text:span><text:span text:style-name="T4">.println(</text:span><text:span text:style-name="T12">"Frequency of lowercase character "</text:span><text:span text:style-name="T4">+lc +</text:span><text:span text:style-name="T12">" and percentage is " </text:span><text:span text:style-name="T4">+plc);</text:span></text:p>
      <text:p text:style-name="P18"><text:s text:c="8"/><text:span text:style-name="T4">System.</text:span><text:span text:style-name="T11">out</text:span><text:span text:style-name="T4">.println(</text:span><text:span text:style-name="T12">"Frequency of digit character "</text:span><text:span text:style-name="T4">+dg +</text:span><text:span text:style-name="T12">" and percentage is " </text:span><text:span text:style-name="T4">+pdg);</text:span></text:p>
      <text:p text:style-name="P18"><text:s text:c="8"/><text:span text:style-name="T4">System.</text:span><text:span text:style-name="T11">out</text:span><text:span text:style-name="T4">.println(</text:span><text:span text:style-name="T12">"Frequency of special character "</text:span><text:span text:style-name="T4">+sp +</text:span><text:span text:style-name="T12">" and percentage is " </text:span><text:span text:style-name="T4">+psp);</text:span></text:p>
      <text:p text:style-name="P18"><text:s text:c="4"/><text:span text:style-name="T4">}</text:span></text:p>
      <text:p text:style-name="P20">}</text:p>
      <text:p text:style-name="P20"/>
      <text:p text:style-name="P23">Output</text:p>
      <text:p text:style-name="P5"/>
      <text:p text:style-name="P5">Enter string</text:p>
      <text:p text:style-name="P5">hi this him123@#</text:p>
      <text:p text:style-name="P5">-------------------------------------------------------</text:p>
      <text:p text:style-name="P5">Frequency of uppercase character 0 and percentage is 0.0</text:p>
      <text:p text:style-name="P5">Frequency of lowercase character 9 and percentage is 64.28571</text:p>
      <text:p text:style-name="P5">Frequency of digit character 3 and percentage is 21.428572</text:p>
      <text:p text:style-name="P5">Frequency of special character 2 and percentage is 14.285715</text:p>
      <text:p text:style-name="P5"/>
      <text:p text:style-name="P5">Process finished with exit code 0</text:p>
      <text:p text:style-name="P1"/>
      <text:p text:style-name="P1"><text:soft-page-break/>Q5. Find common elements between two arrays.</text:p>
      <text:p text:style-name="P7">Code:</text:p>
      <text:p text:style-name="P12"><text:span text:style-name="T2">public class </text:span>Ques5Common {</text:p>
      <text:p text:style-name="P18"><text:s text:c="4"/><text:span text:style-name="T3">public static void </text:span><text:span text:style-name="T4">main(String[] args) {</text:span></text:p>
      <text:p text:style-name="P18"><text:s text:c="8"/><text:span text:style-name="T7">//Find Common element in two array</text:span></text:p>
      <text:p text:style-name="P19"><text:s text:c="8"/></text:p>
      <text:p text:style-name="P18"><text:span text:style-name="T6"><text:s text:c="8"/></text:span><text:span text:style-name="T3">int </text:span><text:span text:style-name="T4">[] ele1={</text:span><text:span text:style-name="T8">1</text:span><text:span text:style-name="T4">,</text:span><text:span text:style-name="T8">2</text:span><text:span text:style-name="T4">,-</text:span><text:span text:style-name="T8">1</text:span><text:span text:style-name="T4">,</text:span><text:span text:style-name="T8">3</text:span><text:span text:style-name="T4">};</text:span></text:p>
      <text:p text:style-name="P18"><text:s text:c="8"/><text:span text:style-name="T3">int </text:span><text:span text:style-name="T4">[] ele2={</text:span><text:span text:style-name="T8">1</text:span><text:span text:style-name="T4">,</text:span><text:span text:style-name="T8">1</text:span><text:span text:style-name="T4">,</text:span><text:span text:style-name="T8">4</text:span><text:span text:style-name="T4">,</text:span><text:span text:style-name="T8">2</text:span><text:span text:style-name="T4">,</text:span><text:span text:style-name="T8">2</text:span><text:span text:style-name="T4">,</text:span><text:span text:style-name="T8">9</text:span><text:span text:style-name="T4">,</text:span><text:span text:style-name="T8">4</text:span><text:span text:style-name="T4">,</text:span><text:span text:style-name="T8">6</text:span><text:span text:style-name="T4">,-</text:span><text:span text:style-name="T8">1</text:span><text:span text:style-name="T4">};</text:span></text:p>
      <text:p text:style-name="P18"><text:s text:c="8"/><text:span text:style-name="T3">int </text:span><text:span text:style-name="T4">c=</text:span><text:span text:style-name="T8">0</text:span><text:span text:style-name="T4">;</text:span></text:p>
      <text:p text:style-name="P18"><text:s text:c="8"/><text:span text:style-name="T3">for</text:span><text:span text:style-name="T4">(</text:span><text:span text:style-name="T3">int </text:span><text:span text:style-name="T4">i=</text:span><text:span text:style-name="T8">0</text:span><text:span text:style-name="T4">;i&lt;ele1.</text:span><text:span text:style-name="T9">length</text:span><text:span text:style-name="T4">;i++)</text:span></text:p>
      <text:p text:style-name="P18"><text:s text:c="8"/><text:span text:style-name="T4">{</text:span></text:p>
      <text:p text:style-name="P18"><text:s text:c="12"/><text:span text:style-name="T3">for </text:span><text:span text:style-name="T4">(</text:span><text:span text:style-name="T3">int </text:span><text:span text:style-name="T4">j=</text:span><text:span text:style-name="T8">0</text:span><text:span text:style-name="T4">;j&lt;ele2.</text:span><text:span text:style-name="T9">length</text:span><text:span text:style-name="T4">;j++)</text:span></text:p>
      <text:p text:style-name="P18"><text:s text:c="12"/><text:span text:style-name="T4">{</text:span></text:p>
      <text:p text:style-name="P18"><text:s text:c="16"/><text:span text:style-name="T3">if</text:span><text:span text:style-name="T4">(ele1[i]==ele2[j])</text:span></text:p>
      <text:p text:style-name="P18"><text:s text:c="16"/><text:span text:style-name="T4">{</text:span></text:p>
      <text:p text:style-name="P18"><text:s text:c="20"/><text:span text:style-name="T4">System.</text:span><text:span text:style-name="T11">out</text:span><text:span text:style-name="T4">.println(ele1[i]+</text:span><text:span text:style-name="T12">" "</text:span><text:span text:style-name="T4">);</text:span></text:p>
      <text:p text:style-name="P18"><text:s text:c="20"/><text:span text:style-name="T3">for</text:span><text:span text:style-name="T4">(</text:span><text:span text:style-name="T3">int </text:span><text:span text:style-name="T4">k=</text:span><text:span text:style-name="T8">0</text:span><text:span text:style-name="T4">;k&lt;ele2.</text:span><text:span text:style-name="T9">length</text:span><text:span text:style-name="T4">;k++)</text:span></text:p>
      <text:p text:style-name="P18"><text:s text:c="20"/><text:span text:style-name="T4">{</text:span></text:p>
      <text:p text:style-name="P18"><text:s text:c="24"/><text:span text:style-name="T3">if</text:span><text:span text:style-name="T4">(ele2[k]==ele1[i])</text:span></text:p>
      <text:p text:style-name="P18"><text:s text:c="24"/><text:span text:style-name="T4">{</text:span></text:p>
      <text:p text:style-name="P18"><text:s text:c="28"/><text:span text:style-name="T4">ele2[k]=-</text:span><text:span text:style-name="T8">0</text:span><text:span text:style-name="T4">;</text:span></text:p>
      <text:p text:style-name="P18"><text:s text:c="24"/><text:span text:style-name="T4">}</text:span></text:p>
      <text:p text:style-name="P18"><text:s text:c="20"/><text:span text:style-name="T4">}</text:span></text:p>
      <text:p text:style-name="P18"><text:s text:c="20"/><text:span text:style-name="T3">break</text:span><text:span text:style-name="T4">;</text:span></text:p>
      <text:p text:style-name="P18"><text:s text:c="16"/><text:span text:style-name="T4">}</text:span></text:p>
      <text:p text:style-name="P18"><text:s text:c="12"/><text:span text:style-name="T4">}</text:span></text:p>
      <text:p text:style-name="P18"><text:s text:c="8"/><text:span text:style-name="T4">}</text:span></text:p>
      <text:p text:style-name="P18"><text:s text:c="4"/><text:span text:style-name="T4">}</text:span></text:p>
      <text:p text:style-name="P20">}</text:p>
      <text:p text:style-name="P20"/>
      <text:p text:style-name="P23">Output</text:p>
      <text:p text:style-name="P1">1 </text:p>
      <text:p text:style-name="P1">2 </text:p>
      <text:p text:style-name="P1">-1 </text:p>
      <text:p text:style-name="P1"/>
      <text:p text:style-name="P1">Process finished with exit code 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Q6. There is an array with every element repeated twice except one. Find that element<text:line-break/></text:p>
      <text:p text:style-name="P7">Code:</text:p>
      <text:p text:style-name="P13"><text:span text:style-name="T2">public class </text:span>Ques6twice {</text:p>
      <text:p text:style-name="P18"><text:s text:c="4"/><text:span text:style-name="T3">public static void </text:span><text:span text:style-name="T4">main(String[] args) {</text:span></text:p>
      <text:p text:style-name="P18"><text:s text:c="8"/><text:span text:style-name="T3">int</text:span><text:span text:style-name="T4">[] ele = {</text:span><text:span text:style-name="T8">2</text:span><text:span text:style-name="T4">, </text:span><text:span text:style-name="T8">4</text:span><text:span text:style-name="T4">, </text:span><text:span text:style-name="T8">5</text:span><text:span text:style-name="T4">, </text:span><text:span text:style-name="T8">2</text:span><text:span text:style-name="T4">, </text:span><text:span text:style-name="T8">4</text:span><text:span text:style-name="T4">,</text:span><text:span text:style-name="T8">3</text:span><text:span text:style-name="T4">,</text:span><text:span text:style-name="T8">7</text:span><text:span text:style-name="T4">,</text:span><text:span text:style-name="T8">7</text:span><text:span text:style-name="T4">,</text:span><text:span text:style-name="T8">3</text:span><text:span text:style-name="T4">};</text:span></text:p>
      <text:p text:style-name="P18"><text:s text:c="8"/><text:span text:style-name="T3">int </text:span><text:span text:style-name="T4">c;</text:span></text:p>
      <text:p text:style-name="P18"><text:s text:c="8"/><text:span text:style-name="T3">for </text:span><text:span text:style-name="T4">(</text:span><text:span text:style-name="T3">int </text:span><text:span text:style-name="T4">i = </text:span><text:span text:style-name="T8">0</text:span><text:span text:style-name="T4">; i &lt; ele.</text:span><text:span text:style-name="T9">length</text:span><text:span text:style-name="T4">; i++)</text:span></text:p>
      <text:p text:style-name="P18"><text:s text:c="8"/><text:span text:style-name="T4">{</text:span></text:p>
      <text:p text:style-name="P18"><text:s text:c="12"/><text:span text:style-name="T4">c=</text:span><text:span text:style-name="T8">0</text:span><text:span text:style-name="T4">;</text:span></text:p>
      <text:p text:style-name="P18"><text:s text:c="12"/><text:span text:style-name="T3">for </text:span><text:span text:style-name="T4">(</text:span><text:span text:style-name="T3">int </text:span><text:span text:style-name="T4">j = </text:span><text:span text:style-name="T8">0</text:span><text:span text:style-name="T4">; j &lt; ele.</text:span><text:span text:style-name="T9">length</text:span><text:span text:style-name="T4">; j++)</text:span></text:p>
      <text:p text:style-name="P18"><text:s text:c="12"/><text:span text:style-name="T4">{</text:span></text:p>
      <text:p text:style-name="P18"><text:s text:c="16"/><text:span text:style-name="T3">if </text:span><text:span text:style-name="T4">(ele[i] == ele[j])</text:span></text:p>
      <text:p text:style-name="P18"><text:s text:c="16"/><text:span text:style-name="T4">{</text:span></text:p>
      <text:p text:style-name="P18"><text:s text:c="20"/><text:span text:style-name="T4">c++;</text:span></text:p>
      <text:p text:style-name="P18"><text:s text:c="16"/><text:span text:style-name="T4">}</text:span></text:p>
      <text:p text:style-name="P18"><text:s text:c="12"/><text:span text:style-name="T4">}</text:span></text:p>
      <text:p text:style-name="P18"><text:s text:c="12"/><text:span text:style-name="T3">if</text:span><text:span text:style-name="T4">(c==</text:span><text:span text:style-name="T8">1</text:span><text:span text:style-name="T4">)</text:span></text:p>
      <text:p text:style-name="P18"><text:s text:c="12"/><text:span text:style-name="T4">{</text:span></text:p>
      <text:p text:style-name="P18"><text:s text:c="16"/><text:span text:style-name="T4">System.</text:span><text:span text:style-name="T11">out</text:span><text:span text:style-name="T4">.println(</text:span><text:span text:style-name="T12">"That single element is:"</text:span><text:span text:style-name="T4">+ele[i]);</text:span></text:p>
      <text:p text:style-name="P18"><text:s text:c="12"/><text:span text:style-name="T4">}</text:span></text:p>
      <text:p text:style-name="P18"><text:s text:c="8"/><text:span text:style-name="T4">}</text:span></text:p>
      <text:p text:style-name="P18"><text:s text:c="4"/><text:span text:style-name="T4">}</text:span></text:p>
      <text:p text:style-name="P20">}</text:p>
      <text:p text:style-name="P7"/>
      <text:p text:style-name="P7"/>
      <text:p text:style-name="P3">Output</text:p>
      <text:p text:style-name="P8"/>
      <text:p text:style-name="P8">That single element is:5</text:p>
      <text:p text:style-name="P8"/>
      <text:p text:style-name="P8">Process finished with exit code 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Q7. Write a program to print your Firstname,LastName &amp; age using static block,static method &amp; static variable respectively</text:p>
      <text:p text:style-name="P9"/>
      <text:p text:style-name="P8">Code:</text:p>
      <text:p text:style-name="P14"><text:span text:style-name="T1">public class </text:span>Ques7static {</text:p>
      <text:p text:style-name="P18"><text:s text:c="4"/><text:span text:style-name="T3">static </text:span><text:span text:style-name="T4">String </text:span><text:span text:style-name="T10">firstname</text:span><text:span text:style-name="T4">=</text:span><text:span text:style-name="T12">"himanshu"</text:span><text:span text:style-name="T4">;</text:span></text:p>
      <text:p text:style-name="P18"><text:s text:c="4"/><text:span text:style-name="T3">static </text:span><text:span text:style-name="T4">String </text:span><text:span text:style-name="T10">lastname</text:span><text:span text:style-name="T4">=</text:span><text:span text:style-name="T12">"verma"</text:span><text:span text:style-name="T4">;</text:span></text:p>
      <text:p text:style-name="P18"><text:s text:c="4"/><text:span text:style-name="T3">static int </text:span><text:span text:style-name="T10">age</text:span><text:span text:style-name="T4">=</text:span><text:span text:style-name="T8">20</text:span><text:span text:style-name="T4">;</text:span></text:p>
      <text:p text:style-name="P18"><text:s text:c="4"/><text:span text:style-name="T3">static</text:span></text:p>
      <text:p text:style-name="P18"><text:span text:style-name="T1"><text:s text:c="4"/></text:span><text:span text:style-name="T4">{</text:span></text:p>
      <text:p text:style-name="P18"><text:s text:c="8"/><text:span text:style-name="T4">System.</text:span><text:span text:style-name="T11">out</text:span><text:span text:style-name="T4">.println(</text:span><text:span text:style-name="T12">"In static "</text:span><text:span text:style-name="T4">);</text:span></text:p>
      <text:p text:style-name="P18"><text:s text:c="8"/><text:span text:style-name="T10">firstname</text:span><text:span text:style-name="T4">=</text:span><text:span text:style-name="T12">"kamal"</text:span><text:span text:style-name="T4">;</text:span></text:p>
      <text:p text:style-name="P18"><text:s text:c="8"/><text:span text:style-name="T10">lastname</text:span><text:span text:style-name="T4">=</text:span><text:span text:style-name="T12">"ver"</text:span><text:span text:style-name="T4">;</text:span></text:p>
      <text:p text:style-name="P18"><text:s text:c="8"/><text:span text:style-name="T10">age</text:span><text:span text:style-name="T4">=</text:span><text:span text:style-name="T8">23</text:span><text:span text:style-name="T4">;</text:span></text:p>
      <text:p text:style-name="P18"><text:s text:c="4"/><text:span text:style-name="T4">}</text:span></text:p>
      <text:p text:style-name="P18"><text:s text:c="4"/><text:span text:style-name="T3">public static void </text:span><text:span text:style-name="T4">display(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</text:span><text:span text:style-name="T10">firstname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0">lastname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0">age</text:span><text:span text:style-name="T4">);</text:span></text:p>
      <text:p text:style-name="P18"><text:s text:c="4"/><text:span text:style-name="T4">}</text:span></text:p>
      <text:p text:style-name="P18"><text:s text:c="4"/><text:span text:style-name="T3">public static void </text:span><text:span text:style-name="T4">main(String[] args) {</text:span></text:p>
      <text:p text:style-name="P18"><text:s text:c="8"/><text:span text:style-name="T4">System.</text:span><text:span text:style-name="T11">out</text:span><text:span text:style-name="T4">.println(</text:span><text:span text:style-name="T12">"In main"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0">firstname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0">lastname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0">age</text:span><text:span text:style-name="T4">);</text:span></text:p>
      <text:p text:style-name="P18"><text:s text:c="8"/><text:span text:style-name="T5">display</text:span><text:span text:style-name="T4">();</text:span></text:p>
      <text:p text:style-name="P18"><text:s text:c="4"/><text:span text:style-name="T4">}</text:span></text:p>
      <text:p text:style-name="P20">}</text:p>
      <text:p text:style-name="P3"/>
      <text:p text:style-name="P3"/>
      <text:p text:style-name="P3">Output</text:p>
      <text:p text:style-name="P8"/>
      <text:p text:style-name="P8">In static </text:p>
      <text:p text:style-name="P8">In main</text:p>
      <text:p text:style-name="P8">kamal</text:p>
      <text:p text:style-name="P8">ver</text:p>
      <text:p text:style-name="P8">23</text:p>
      <text:p text:style-name="P8">kamal</text:p>
      <text:p text:style-name="P8">ver</text:p>
      <text:p text:style-name="P8">23</text:p>
      <text:p text:style-name="P8"/>
      <text:p text:style-name="P8">Process finished with exit code 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line-break/>Q8. Write a program to reverse a string and remove character from index 4 to index 9 from the reversed string using String Buffer</text:p>
      <text:p text:style-name="P4"/>
      <text:p text:style-name="P6">Code:</text:p>
      <text:p text:style-name="P6"/>
      <text:p text:style-name="P15"><text:span text:style-name="T2">import </text:span>java.util.Scanner;</text:p>
      <text:p text:style-name="P11"><text:span text:style-name="T2">public class </text:span>Ques8Reverse {</text:p>
      <text:p text:style-name="P18"><text:s text:c="4"/><text:span text:style-name="T3">public static void </text:span><text:span text:style-name="T4">main(String[] args) {</text:span></text:p>
      <text:p text:style-name="P18"><text:s text:c="8"/><text:span text:style-name="T4">Scanner sc=</text:span><text:span text:style-name="T3">new </text:span><text:span text:style-name="T4">Scanner(System.</text:span><text:span text:style-name="T11">in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Enter the string :"</text:span><text:span text:style-name="T4">);</text:span></text:p>
      <text:p text:style-name="P18"><text:s text:c="8"/><text:span text:style-name="T4">String mystr=sc.nextLine();</text:span></text:p>
      <text:p text:style-name="P18"><text:s text:c="8"/><text:span text:style-name="T4">StringBuffer str=</text:span><text:span text:style-name="T3">new </text:span><text:span text:style-name="T4">StringBuffer(mystr);</text:span></text:p>
      <text:p text:style-name="P18"><text:s text:c="8"/><text:span text:style-name="T7">//Reverse</text:span></text:p>
      <text:p text:style-name="P18"><text:span text:style-name="T6"><text:s text:c="8"/></text:span><text:span text:style-name="T4">System.</text:span><text:span text:style-name="T11">out</text:span><text:span text:style-name="T4">.println(</text:span><text:span text:style-name="T12">"Reverse of string is :" </text:span><text:span text:style-name="T4">+str.reverse());</text:span></text:p>
      <text:p text:style-name="P18"><text:s text:c="8"/><text:span text:style-name="T4">System.</text:span><text:span text:style-name="T11">out</text:span><text:span text:style-name="T4">.println(</text:span><text:span text:style-name="T12">"Now string is:"</text:span><text:span text:style-name="T4">+str);</text:span></text:p>
      <text:p text:style-name="P18"><text:s text:c="8"/><text:span text:style-name="T7">//remove 4 to 9</text:span></text:p>
      <text:p text:style-name="P19"><text:s text:c="8"/><text:span text:style-name="T5">//here delete element till (9-1) index</text:span></text:p>
      <text:p text:style-name="P18"><text:span text:style-name="T6"><text:s text:c="8"/></text:span><text:span text:style-name="T4">System.</text:span><text:span text:style-name="T11">out</text:span><text:span text:style-name="T4">.println(</text:span><text:span text:style-name="T12">"Removed string is :"</text:span><text:span text:style-name="T4">+str.delete(</text:span><text:span text:style-name="T8">4</text:span><text:span text:style-name="T4">,</text:span><text:span text:style-name="T8">9</text:span><text:span text:style-name="T4">));</text:span></text:p>
      <text:p text:style-name="P18"><text:s text:c="4"/><text:span text:style-name="T4">}</text:span></text:p>
      <text:p text:style-name="P20">}</text:p>
      <text:p text:style-name="P6"/>
      <text:p text:style-name="P6"/>
      <text:p text:style-name="P6"/>
      <text:p text:style-name="P6"/>
      <text:p text:style-name="P3">Output</text:p>
      <text:p text:style-name="P3"/>
      <text:p text:style-name="P6">Enter the string :</text:p>
      <text:p text:style-name="P6">hi this himanshu</text:p>
      <text:p text:style-name="P6">Reverse of string is :uhsnamih siht ih</text:p>
      <text:p text:style-name="P6">Now string is:uhsnamih siht ih</text:p>
      <text:p text:style-name="P6">Removed string is :uhsnsiht ih</text:p>
      <text:p text:style-name="P6"/>
      <text:p text:style-name="P6">Process finished with exit code 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line-break/>Q9.Write a program to display values of enums using a constructor &amp; getPrice() method (Example display house &amp; their prices)</text:p>
      <text:p text:style-name="P9"/>
      <text:p text:style-name="P8">Code:</text:p>
      <text:p text:style-name="P9"/>
      <text:p text:style-name="P16"><text:span text:style-name="T2">public class </text:span>Ques9enum {</text:p>
      <text:p text:style-name="P18"><text:s text:c="4"/><text:span text:style-name="T3">public <text:s/>enum </text:span><text:span text:style-name="T4">House {</text:span></text:p>
      <text:p text:style-name="P18"><text:s text:c="8"/><text:span text:style-name="T11">A</text:span><text:span text:style-name="T4">(</text:span><text:span text:style-name="T8">20000</text:span><text:span text:style-name="T4">), </text:span><text:span text:style-name="T11">B</text:span><text:span text:style-name="T4">(</text:span><text:span text:style-name="T8">40000</text:span><text:span text:style-name="T4">), </text:span><text:span text:style-name="T11">C</text:span><text:span text:style-name="T4">(</text:span><text:span text:style-name="T8">300000</text:span><text:span text:style-name="T4">);</text:span></text:p>
      <text:p text:style-name="P18"><text:s text:c="8"/><text:span text:style-name="T3">private int </text:span><text:span text:style-name="T9">price</text:span><text:span text:style-name="T4">;</text:span></text:p>
      <text:p text:style-name="P18"><text:s text:c="9"/><text:span text:style-name="T4">House(</text:span><text:span text:style-name="T3">int </text:span><text:span text:style-name="T4">price) {</text:span></text:p>
      <text:p text:style-name="P18"><text:s text:c="12"/><text:span text:style-name="T3">this</text:span><text:span text:style-name="T4">.</text:span><text:span text:style-name="T9">price </text:span><text:span text:style-name="T4">= price;</text:span></text:p>
      <text:p text:style-name="P18"><text:s text:c="8"/><text:span text:style-name="T4">}</text:span></text:p>
      <text:p text:style-name="P18"><text:s text:c="8"/><text:span text:style-name="T3">public static void </text:span><text:span text:style-name="T4">getPrice() {</text:span></text:p>
      <text:p text:style-name="P18"><text:s text:c="12"/><text:span text:style-name="T3">for </text:span><text:span text:style-name="T4">(House h : House.</text:span><text:span text:style-name="T5">values</text:span><text:span text:style-name="T4">()) {</text:span></text:p>
      <text:p text:style-name="P18"><text:s text:c="16"/><text:span text:style-name="T4">System.</text:span><text:span text:style-name="T11">out</text:span><text:span text:style-name="T4">.println(h + </text:span><text:span text:style-name="T12">" " </text:span><text:span text:style-name="T4">+ h.</text:span><text:span text:style-name="T9">price</text:span><text:span text:style-name="T4">);</text:span></text:p>
      <text:p text:style-name="P18"><text:s text:c="12"/><text:span text:style-name="T4">}</text:span></text:p>
      <text:p text:style-name="P18"><text:s text:c="8"/><text:span text:style-name="T4">}</text:span></text:p>
      <text:p text:style-name="P18"><text:s text:c="4"/><text:span text:style-name="T4">}</text:span></text:p>
      <text:p text:style-name="P18"><text:s text:c="8"/><text:span text:style-name="T3">public static void </text:span><text:span text:style-name="T4">main(String[] args) {</text:span></text:p>
      <text:p text:style-name="P18"><text:s text:c="12"/><text:span text:style-name="T7">//by method</text:span></text:p>
      <text:p text:style-name="P18"><text:span text:style-name="T6"><text:s text:c="12"/></text:span><text:span text:style-name="T4">System.</text:span><text:span text:style-name="T11">out</text:span><text:span text:style-name="T4">.println(</text:span><text:span text:style-name="T12">"House and their prices"</text:span><text:span text:style-name="T4">);</text:span></text:p>
      <text:p text:style-name="P18"><text:s text:c="12"/><text:span text:style-name="T4">House.</text:span><text:span text:style-name="T5">getPrice</text:span><text:span text:style-name="T4">();</text:span></text:p>
      <text:p text:style-name="P18"><text:s text:c="8"/><text:span text:style-name="T4">}</text:span></text:p>
      <text:p text:style-name="P21"><text:s text:c="4"/><text:span text:style-name="T4">}</text:span></text:p>
      <text:p text:style-name="P9"/>
      <text:p text:style-name="P9"/>
      <text:p text:style-name="P9"/>
      <text:p text:style-name="P4"/>
      <text:p text:style-name="P3">Output:</text:p>
      <text:p text:style-name="P3"/>
      <text:p text:style-name="P6">House and their prices</text:p>
      <text:p text:style-name="P6">A 20000</text:p>
      <text:p text:style-name="P6">B 40000</text:p>
      <text:p text:style-name="P6">C 300000</text:p>
      <text:p text:style-name="P6"/>
      <text:p text:style-name="P6">Process finished with exit code 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line-break/>Q10.Write a single program for following operation using overloading<text:line-break/>A) Adding 2 integer number<text:line-break/>B) Adding 2 double<text:line-break/>C) multiplying 2 float<text:line-break/>D) multiplying 2 int<text:line-break/>E) concate 2 string<text:line-break/>F) Concate 3 String</text:p>
      <text:p text:style-name="P9"/>
      <text:p text:style-name="P8">Code:</text:p>
      <text:p text:style-name="P16"><text:span text:style-name="T2">public class </text:span>Ques10Overload {</text:p>
      <text:p text:style-name="P18"><text:s text:c="4"/><text:span text:style-name="T7">//Add two integer</text:span></text:p>
      <text:p text:style-name="P18"><text:span text:style-name="T6"><text:s text:c="4"/></text:span><text:span text:style-name="T3">public static void </text:span><text:span text:style-name="T4">add(</text:span><text:span text:style-name="T3">int </text:span><text:span text:style-name="T4">num1,</text:span><text:span text:style-name="T3">int </text:span><text:span text:style-name="T4">num2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num1+num2);</text:span></text:p>
      <text:p text:style-name="P18"><text:s text:c="4"/><text:span text:style-name="T4">}</text:span></text:p>
      <text:p text:style-name="P18"><text:s text:c="4"/><text:span text:style-name="T3">public static void </text:span><text:span text:style-name="T4">add(</text:span><text:span text:style-name="T3">double </text:span><text:span text:style-name="T4">num1,</text:span><text:span text:style-name="T3">double </text:span><text:span text:style-name="T4">num2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num1+num2);</text:span></text:p>
      <text:p text:style-name="P18"><text:s text:c="4"/><text:span text:style-name="T4">}</text:span></text:p>
      <text:p text:style-name="P18"><text:s text:c="4"/><text:span text:style-name="T3">public static void </text:span><text:span text:style-name="T4">mul(</text:span><text:span text:style-name="T3">float </text:span><text:span text:style-name="T4">num1,</text:span><text:span text:style-name="T3">float </text:span><text:span text:style-name="T4">num2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num1*num2);</text:span></text:p>
      <text:p text:style-name="P18"><text:s text:c="4"/><text:span text:style-name="T4">}</text:span></text:p>
      <text:p text:style-name="P18"><text:s text:c="4"/><text:span text:style-name="T3">public <text:s/>static void </text:span><text:span text:style-name="T4">mul(</text:span><text:span text:style-name="T3">int </text:span><text:span text:style-name="T4">num1,</text:span><text:span text:style-name="T3">int </text:span><text:span text:style-name="T4">num2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num1*num2);</text:span></text:p>
      <text:p text:style-name="P18"><text:s text:c="4"/><text:span text:style-name="T4">}</text:span></text:p>
      <text:p text:style-name="P18"><text:s text:c="4"/><text:span text:style-name="T3">public static void </text:span><text:span text:style-name="T4">myconcate(String a,String b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a+b);</text:span></text:p>
      <text:p text:style-name="P18"><text:s text:c="4"/><text:span text:style-name="T4">}</text:span></text:p>
      <text:p text:style-name="P18"><text:s text:c="4"/><text:span text:style-name="T3">public static void </text:span><text:span text:style-name="T4">myconcate(String a,String b,String c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a+b+c);</text:span></text:p>
      <text:p text:style-name="P18"><text:s text:c="4"/><text:span text:style-name="T4">}</text:span></text:p>
      <text:p text:style-name="P18"><text:s text:c="4"/><text:span text:style-name="T3">public static void </text:span><text:span text:style-name="T4">main(String[] args) {</text:span></text:p>
      <text:p text:style-name="P18"><text:s text:c="10"/><text:span text:style-name="T5">add</text:span><text:span text:style-name="T4">(</text:span><text:span text:style-name="T8">2</text:span><text:span text:style-name="T4">,</text:span><text:span text:style-name="T8">3</text:span><text:span text:style-name="T4">);</text:span></text:p>
      <text:p text:style-name="P18"><text:s text:c="10"/><text:span text:style-name="T5">add</text:span><text:span text:style-name="T4">(</text:span><text:span text:style-name="T8">3.5</text:span><text:span text:style-name="T4">,</text:span><text:span text:style-name="T8">3.4</text:span><text:span text:style-name="T4">);</text:span></text:p>
      <text:p text:style-name="P18"><text:s text:c="10"/><text:span text:style-name="T5">mul</text:span><text:span text:style-name="T4">(</text:span><text:span text:style-name="T8">2</text:span><text:span text:style-name="T4">,</text:span><text:span text:style-name="T8">3</text:span><text:span text:style-name="T4">);</text:span></text:p>
      <text:p text:style-name="P18"><text:s text:c="10"/><text:span text:style-name="T5">mul</text:span><text:span text:style-name="T4">(</text:span><text:span text:style-name="T8">1.2f</text:span><text:span text:style-name="T4">,</text:span><text:span text:style-name="T8">1.2f</text:span><text:span text:style-name="T4">);</text:span></text:p>
      <text:p text:style-name="P18"><text:s text:c="10"/><text:span text:style-name="T5">myconcate</text:span><text:span text:style-name="T4">(</text:span><text:span text:style-name="T12">"him"</text:span><text:span text:style-name="T4">,</text:span><text:span text:style-name="T12">"anshu"</text:span><text:span text:style-name="T4">);</text:span></text:p>
      <text:p text:style-name="P18"><text:s text:c="10"/><text:span text:style-name="T5">myconcate</text:span><text:span text:style-name="T4">(</text:span><text:span text:style-name="T12">"him"</text:span><text:span text:style-name="T4">,</text:span><text:span text:style-name="T12">"an"</text:span><text:span text:style-name="T4">,</text:span><text:span text:style-name="T12">"shu"</text:span><text:span text:style-name="T4">);</text:span></text:p>
      <text:p text:style-name="P18"><text:s text:c="4"/><text:span text:style-name="T4">}</text:span></text:p>
      <text:p text:style-name="P20">}</text:p>
      <text:p text:style-name="P3">Output</text:p>
      <text:p text:style-name="P9"/>
      <text:p text:style-name="P9">5</text:p>
      <text:p text:style-name="P9">6.9</text:p>
      <text:p text:style-name="P9">6</text:p>
      <text:p text:style-name="P9">1.44</text:p>
      <text:p text:style-name="P9">himanshu</text:p>
      <text:p text:style-name="P9">himanshu</text:p>
      <text:p text:style-name="P9"/>
      <text:p text:style-name="P9">Process finished with exit code 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Q11.Create 3 sub class of bank SBI,BOI,ICICI all 4 should have method called getDetails which provide there specific details like rateofinterest etc,print details of every banks</text:p>
      <text:p text:style-name="P9"/>
      <text:p text:style-name="P8">Code:</text:p>
      <text:p text:style-name="P8"/>
      <text:p text:style-name="P17"><text:span text:style-name="T2">import </text:span>java.sql.SQLOutput;</text:p>
      <text:p text:style-name="P11"><text:span text:style-name="T2">class </text:span>Bank</text:p>
      <text:p text:style-name="P11">{</text:p>
      <text:p text:style-name="P18"><text:s/><text:span text:style-name="T3">public void </text:span><text:span text:style-name="T4">getDetails()</text:span></text:p>
      <text:p text:style-name="P18"><text:s/><text:span text:style-name="T4">{</text:span></text:p>
      <text:p text:style-name="P18"><text:s text:c="5"/><text:span text:style-name="T4">System.</text:span><text:span text:style-name="T11">out</text:span><text:span text:style-name="T4">.println(</text:span><text:span text:style-name="T12">"Bank Information"</text:span><text:span text:style-name="T4">);</text:span></text:p>
      <text:p text:style-name="P18"><text:s text:c="5"/><text:span text:style-name="T4">System.</text:span><text:span text:style-name="T11">out</text:span><text:span text:style-name="T4">.println(</text:span><text:span text:style-name="T12">"Here the details of Bank displayed.."</text:span><text:span text:style-name="T4">);</text:span></text:p>
      <text:p text:style-name="P18"><text:s text:c="5"/><text:span text:style-name="T4">System.</text:span><text:span text:style-name="T11">out</text:span><text:span text:style-name="T4">.println(</text:span><text:span text:style-name="T12">"The standard Rate of interest is 5%"</text:span><text:span text:style-name="T4">);</text:span></text:p>
      <text:p text:style-name="P18"><text:s/><text:span text:style-name="T4">}</text:span></text:p>
      <text:p text:style-name="P11">}</text:p>
      <text:p text:style-name="P11"><text:span text:style-name="T2">class </text:span>SBI <text:span text:style-name="T2">extends </text:span>Bank</text:p>
      <text:p text:style-name="P11">{</text:p>
      <text:p text:style-name="P18"><text:s text:c="4"/><text:span text:style-name="T3">public void </text:span><text:span text:style-name="T4">getDetails(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</text:span><text:span text:style-name="T12">"</text:span><text:span text:style-name="T3">\n</text:span><text:span text:style-name="T12">SBI Information"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Here the details of SBI displayed.."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The SBI Rate of interest is 10%"</text:span><text:span text:style-name="T4">);</text:span></text:p>
      <text:p text:style-name="P18"><text:s text:c="4"/><text:span text:style-name="T4">}</text:span></text:p>
      <text:p text:style-name="P11">}</text:p>
      <text:p text:style-name="P11"><text:span text:style-name="T2">class </text:span>BOI <text:span text:style-name="T2">extends </text:span>Bank</text:p>
      <text:p text:style-name="P11">{</text:p>
      <text:p text:style-name="P18"><text:s text:c="4"/><text:span text:style-name="T3">public void </text:span><text:span text:style-name="T4">getDetails(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</text:span><text:span text:style-name="T12">"</text:span><text:span text:style-name="T3">\n</text:span><text:span text:style-name="T12">BOI Information"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Here the details of BOI displayed.."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The BOI Rate of interest is 11%"</text:span><text:span text:style-name="T4">);</text:span></text:p>
      <text:p text:style-name="P18"><text:s text:c="4"/><text:span text:style-name="T4">}</text:span></text:p>
      <text:p text:style-name="P11">}</text:p>
      <text:p text:style-name="P11"><text:span text:style-name="T2">class </text:span>ICICI <text:span text:style-name="T2">extends </text:span>Bank</text:p>
      <text:p text:style-name="P11">{</text:p>
      <text:p text:style-name="P18"><text:s text:c="4"/><text:span text:style-name="T3">public void </text:span><text:span text:style-name="T4">getDetails()</text:span></text:p>
      <text:p text:style-name="P18"><text:s text:c="4"/><text:span text:style-name="T4">{</text:span></text:p>
      <text:p text:style-name="P18"><text:s text:c="8"/><text:span text:style-name="T4">System.</text:span><text:span text:style-name="T11">out</text:span><text:span text:style-name="T4">.println(</text:span><text:span text:style-name="T12">"</text:span><text:span text:style-name="T3">\n</text:span><text:span text:style-name="T12">ICICI Information"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Here the details of ICICI displayed.."</text:span><text:span text:style-name="T4">);</text:span></text:p>
      <text:p text:style-name="P18"><text:s text:c="8"/><text:span text:style-name="T4">System.</text:span><text:span text:style-name="T11">out</text:span><text:span text:style-name="T4">.println(</text:span><text:span text:style-name="T12">"The ICICI Rate of interest is 12%"</text:span><text:span text:style-name="T4">);</text:span></text:p>
      <text:p text:style-name="P18"><text:s text:c="4"/><text:span text:style-name="T4">}</text:span></text:p>
      <text:p text:style-name="P11">}</text:p>
      <text:p text:style-name="P11"><text:span text:style-name="T2">public class </text:span>Ques11Bank {</text:p>
      <text:p text:style-name="P18"><text:s text:c="4"/><text:span text:style-name="T3">public static void </text:span><text:span text:style-name="T4">main(String[] args) {</text:span></text:p>
      <text:p text:style-name="P18"><text:s text:c="7"/><text:span text:style-name="T4">Bank b1=</text:span><text:span text:style-name="T3">new </text:span><text:span text:style-name="T4">Bank();</text:span></text:p>
      <text:p text:style-name="P18"><text:s text:c="7"/><text:span text:style-name="T4">b1.getDetails();</text:span></text:p>
      <text:p text:style-name="P18"><text:s text:c="7"/><text:span text:style-name="T4">Bank b2=</text:span><text:span text:style-name="T3">new </text:span><text:span text:style-name="T4">SBI();</text:span></text:p>
      <text:p text:style-name="P18"><text:s text:c="8"/><text:span text:style-name="T4">b2.getDetails();</text:span></text:p>
      <text:p text:style-name="P18"><text:s text:c="8"/><text:span text:style-name="T4">Bank b3=</text:span><text:span text:style-name="T3">new </text:span><text:span text:style-name="T4">SBI();</text:span></text:p>
      <text:p text:style-name="P18"><text:s text:c="8"/><text:span text:style-name="T4">b3.getDetails();</text:span></text:p>
      <text:p text:style-name="P18"><text:s text:c="8"/><text:span text:style-name="T4">Bank b4=</text:span><text:span text:style-name="T3">new </text:span><text:span text:style-name="T4">SBI();</text:span></text:p>
      <text:p text:style-name="P18"><text:s text:c="8"/><text:span text:style-name="T4">b4.getDetails();</text:span></text:p>
      <text:p text:style-name="P18"><text:s text:c="4"/><text:span text:style-name="T4">}</text:span></text:p>
      <text:p text:style-name="P20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</text:p>
      <text:p text:style-name="P3"/>
      <text:p text:style-name="P6">Bank Information</text:p>
      <text:p text:style-name="P6">Here the details of Bank displayed..</text:p>
      <text:p text:style-name="P6">The standard Rate of interest is 5%</text:p>
      <text:p text:style-name="P6"/>
      <text:p text:style-name="P6">SBI Information</text:p>
      <text:p text:style-name="P6">Here the details of SBI displayed..</text:p>
      <text:p text:style-name="P6">The SBI Rate of interest is 10%</text:p>
      <text:p text:style-name="P6"/>
      <text:p text:style-name="P6">SBI Information</text:p>
      <text:p text:style-name="P6">Here the details of SBI displayed..</text:p>
      <text:p text:style-name="P6">The SBI Rate of interest is 10%</text:p>
      <text:p text:style-name="P6"/>
      <text:p text:style-name="P6">SBI Information</text:p>
      <text:p text:style-name="P6">Here the details of SBI displayed..</text:p>
      <text:p text:style-name="P6">The SBI Rate of interest is 10%</text:p>
      <text:p text:style-name="P6"/>
      <text:p text:style-name="P6">Process finished with exit code 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56:10.855902909</meta:creation-date>
    <dc:date>2020-02-18T16:21:26.127025440</dc:date>
    <meta:editing-duration>PT4M51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2" meta:paragraph-count="390" meta:word-count="1228" meta:character-count="10951" meta:non-whitespace-character-count="7885"/>
  </office:meta>
</office:document-meta>
</file>